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UIDANCE CONCERNING CLOTHING (11: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UIDANCE CONCERNING CLOTHING (11:1-1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ttern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ttern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ole model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lationships (11: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lationships (11:3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head of the woman is man (11:3b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head of the man is the Savior (11:3a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head of the Savior is the Father (11:3c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ttern (11:1-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ole model (11:1-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lationships (11:3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UIDANCE CONCERNING CLOTHING (11:1-1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ttern (11:1-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arties (11:4-1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The parties (11:4-16)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Rules concerning the man (11:4, 7-9, 14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-title-Title-Slide" presentation:presentation-page-layout-name="Master1-PPL1" draw:id="Slide-263">
        <draw:frame draw:id="id97" presentation:style-name="a527" draw:name="Title 1" svg:x="1.38in" svg:y="0.83in" svg:width="10.3in" svg:height="4.42in" presentation:class="title" presentation:placeholder="false">
          <draw:text-box>
            <text:p text:style-name="a526" text:class-names="" text:cond-style-name=""><text:span text:style-name="a524" text:class-names=""><text:s text:c="1"/>Rules concerning the man (11:4, 7-9, 14)<text:s text:c="1"/></text:span><text:span text:style-name="a525" text:class-names=""/></text:p>
          </draw:text-box>
          <svg:title/>
          <svg:desc/>
        </draw:frame>
        <draw:frame draw:id="id98" presentation:style-name="a532" draw:name="Subtitle 2" svg:x="1.38in" svg:y="5.25in" svg:width="10.3in" svg:height="1.85in" presentation:class="subtitle" presentation:placeholder="false">
          <draw:text-box>
            <text:p text:style-name="a529" text:class-names="" text:cond-style-name=""><text:span text:style-name="a528" text:class-names=""><text:s text:c="1"/>His head is to be uncovered (11:4, 7-9).<text:s text:c="1"/></text:span></text:p>
            <text:p text:style-name="a531" text:class-names="" text:cond-style-name=""><text:span text:style-name="a530" text:class-names=""/></text:p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His head is to be uncovered (11:4, 7-9).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Demonstrating his relationship to his Savior (11:4, 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Demonstrating his relationship to his spouse (11:8-9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Rules concerning the man (11:4, 7-9, 14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is head is to be uncovered (11:4, 7-9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is hair is to be cut (11:14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es (11:4-16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Rules concerning the man (11:4, 7-9, 14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Rules concerning the woman (11:5-6, 10, 13, 15-1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-title-Title-Slide" presentation:presentation-page-layout-name="Master1-PPL1" draw:id="Slide-267">
        <draw:frame draw:id="id105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Rules concerning the woman (11:5-6, 10, 13, 15-16)<text:s text:c="1"/></text:span><text:span text:style-name="a580" text:class-names=""/></text:p>
          </draw:text-box>
          <svg:title/>
          <svg:desc/>
        </draw:frame>
        <draw:frame draw:id="id106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Her head is to be covered (11:5, 10, 13).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r head is to be covered (11:5, 10, 13).<text:s text:c="1"/></text:span><text:span text:style-name="a590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monstrating her submission to her Savior (11: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Demonstrating her submission to her spouse (11: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Demonstrating her submission to the angels (11:1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Rules concerning the woman (11:5-6, 10, 13, 15-16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er head is to be covered (11:5, 10, 13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r hair is not to be cut (11:6, 15-16): It should not be shorn or shaved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arties (11:4-16)<text:s text:c="1"/></text:span><text:span text:style-name="a623" text:class-names=""/></text:p>
          </draw:text-box>
          <svg:title/>
          <svg:desc/>
        </draw:frame>
        <draw:frame draw:id="id112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Rules concerning the man (11:4, 7-9, 14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ules concerning the woman (11:5-6, 10, 13, 15-16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Rules concerning both (11:11-1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Rules concerning both (11:11-12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woman is not to be independent of the man (11:11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man is not to be independent of the woman (11:12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parties (11:4-16)<text:s text:c="1"/></text:span><text:span text:style-name="a656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Rules concerning the man (11:4, 7-9, 14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Rules concerning the woman (11:5-6, 10, 13, 15-16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Rules concerning both (11:11-12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GUIDANCE CONCERNING CLOTHING (11:1-16):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pattern (11:1-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parties (11:4-1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1 Corinthians 11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GUIDANCE CONCERNING CLOTHING (11:1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Guidance Concerning Communion (11:17-34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-title-Title-Slide" presentation:presentation-page-layout-name="Master1-PPL1" draw:id="Slide-275">
        <draw:frame draw:id="id121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Guidance Concerning Communion (11:17-34):<text:s text:c="1"/></text:span><text:span text:style-name="a704" text:class-names=""/></text:p>
          </draw:text-box>
          <svg:title/>
          <svg:desc/>
        </draw:frame>
        <draw:frame draw:id="id122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perversion (11:17-22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1" draw:style-name="a712" draw:master-page-name="Master1-Layout12-tx-Title-and-Text" presentation:presentation-page-layout-name="Master1-PPL12" draw:id="Slide-276">
        <draw:frame draw:id="id123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perversion (11:17-22)<text:s text:c="1"/></text:span><text:span text:style-name="a714" text:class-names=""/></text:p>
          </draw:text-box>
          <svg:title/>
          <svg:desc/>
        </draw:frame>
        <draw:frame draw:id="id124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y separate into their own little groups (11:17-20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y share with no one else (11:21-22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2" draw:style-name="a727" draw:master-page-name="Master1-Layout12-tx-Title-and-Text" presentation:presentation-page-layout-name="Master1-PPL12" draw:id="Slide-277">
        <draw:frame draw:id="id125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Guidance Concerning Communion (11:17-34):<text:s text:c="1"/></text:span><text:span text:style-name="a729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perversion (11:17-22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attern (11:23-25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-title-Title-Slide" presentation:presentation-page-layout-name="Master1-PPL1" draw:id="Slide-278">
        <draw:frame draw:id="id127" presentation:style-name="a746" draw:name="Title 1" svg:x="1.38in" svg:y="0.83in" svg:width="10.3in" svg:height="4.42in" presentation:class="title" presentation:placeholder="false">
          <draw:text-box>
            <text:p text:style-name="a745" text:class-names="" text:cond-style-name=""><text:span text:style-name="a743" text:class-names=""><text:s text:c="1"/>The pattern (11:23-25):<text:s text:c="1"/></text:span><text:span text:style-name="a744" text:class-names=""/></text:p>
          </draw:text-box>
          <svg:title/>
          <svg:desc/>
        </draw:frame>
        <draw:frame draw:id="id128" presentation:style-name="a751" draw:name="Subtitle 2" svg:x="1.38in" svg:y="5.25in" svg:width="10.3in" svg:height="1.85in" presentation:class="subtitle" presentation:placeholder="false">
          <draw:text-box>
            <text:p text:style-name="a748" text:class-names="" text:cond-style-name=""><text:span text:style-name="a747" text:class-names=""><text:s text:c="1"/>What the Savior did (11:23, 25a)<text:s text:c="1"/></text:span></text:p>
            <text:p text:style-name="a750" text:class-names="" text:cond-style-name=""><text:span text:style-name="a749" text:class-names=""/></text:p>
          </draw:text-box>
          <svg:title/>
          <svg:desc/>
        </draw:frame>
      </draw:page>
      <draw:page draw:name="Slide24" draw:style-name="a752" draw:master-page-name="Master1-Layout12-tx-Title-and-Text" presentation:presentation-page-layout-name="Master1-PPL12" draw:id="Slide-279">
        <draw:frame draw:id="id129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What the Savior did (11:23, 25a)<text:s text:c="1"/></text:span><text:span text:style-name="a754" text:class-names=""/></text:p>
          </draw:text-box>
          <svg:title/>
          <svg:desc/>
        </draw:frame>
        <draw:frame draw:id="id130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 held up the bread (11:23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 held up the cup (11:25a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5" draw:style-name="a767" draw:master-page-name="Master1-Layout12-tx-Title-and-Text" presentation:presentation-page-layout-name="Master1-PPL12" draw:id="Slide-280">
        <draw:frame draw:id="id131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pattern (11:23-25):<text:s text:c="1"/></text:span><text:span text:style-name="a769" text:class-names=""/></text:p>
          </draw:text-box>
          <svg:title/>
          <svg:desc/>
        </draw:frame>
        <draw:frame draw:id="id132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What the Savior did (11:23, 25a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What the Savior said (11:24, 25b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6" draw:style-name="a782" draw:master-page-name="Master1-Layout12-tx-Title-and-Text" presentation:presentation-page-layout-name="Master1-PPL12" draw:id="Slide-281">
        <draw:frame draw:id="id133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What the Savior said (11:24, 25b)<text:s text:c="1"/></text:span><text:span text:style-name="a784" text:class-names=""/></text:p>
          </draw:text-box>
          <svg:title/>
          <svg:desc/>
        </draw:frame>
        <draw:frame draw:id="id134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Concerning the bread (11: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Concerning the cup (11:25b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7" draw:style-name="a797" draw:master-page-name="Master1-Layout12-tx-Title-and-Text" presentation:presentation-page-layout-name="Master1-PPL12" draw:id="Slide-282">
        <draw:frame draw:id="id135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pattern (11:23-25):<text:s text:c="1"/></text:span><text:span text:style-name="a799" text:class-names=""/></text:p>
          </draw:text-box>
          <svg:title/>
          <svg:desc/>
        </draw:frame>
        <draw:frame draw:id="id136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What the Savior did (11:23, 25a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What the Savior said (11:24, 25b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8" draw:style-name="a812" draw:master-page-name="Master1-Layout12-tx-Title-and-Text" presentation:presentation-page-layout-name="Master1-PPL12" draw:id="Slide-283">
        <draw:frame draw:id="id137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Guidance Concerning Communion (11:17-34):<text:s text:c="1"/></text:span><text:span text:style-name="a814" text:class-names=""/></text:p>
          </draw:text-box>
          <svg:title/>
          <svg:desc/>
        </draw:frame>
        <draw:frame draw:id="id138" presentation:style-name="a829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perversion (11:17-22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pattern (11:23-25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purpose (11:26, 28): Any Lord's Table involves a threefold look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9" draw:style-name="a830" draw:master-page-name="Master1-Layout12-tx-Title-and-Text" presentation:presentation-page-layout-name="Master1-PPL12" draw:id="Slide-284">
        <draw:frame draw:id="id139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purpose (11:26, 28): Any Lord's Table involves a threefold look.<text:s text:c="1"/></text:span><text:span text:style-name="a832" text:class-names=""/></text:p>
          </draw:text-box>
          <svg:title/>
          <svg:desc/>
        </draw:frame>
        <draw:frame draw:id="id140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t serves as a backward look to the cross (11:26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It serves as an inward look to the conscience (11:28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It serves as a forward look to the crown (11:26b).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30" draw:style-name="a848" draw:master-page-name="Master1-Layout12-tx-Title-and-Text" presentation:presentation-page-layout-name="Master1-PPL12" draw:id="Slide-285">
        <draw:frame draw:id="id141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Guidance Concerning Communion (11:17-34):<text:s text:c="1"/></text:span><text:span text:style-name="a850" text:class-names=""/></text:p>
          </draw:text-box>
          <svg:title/>
          <svg:desc/>
        </draw:frame>
        <draw:frame draw:id="id142" presentation:style-name="a868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erversion (11:17-22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attern (11:23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urpose (11:26, 28): Any Lord's Table involves a threefold look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The penalty (11:27, 29-30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31" draw:style-name="a869" draw:master-page-name="Master1-Layout12-tx-Title-and-Text" presentation:presentation-page-layout-name="Master1-PPL12" draw:id="Slide-286">
        <draw:frame draw:id="id143" presentation:style-name="a873" draw:name="Title 1" svg:x="1.38in" svg:y="0.4in" svg:width="10.6in" svg:height="1.44965in" presentation:class="title" presentation:placeholder="false">
          <draw:text-box>
            <text:p text:style-name="a872" text:class-names="" text:cond-style-name=""><text:span text:style-name="a870" text:class-names=""><text:s text:c="1"/>The penalty (11:27, 29-30):<text:s text:c="1"/></text:span><text:span text:style-name="a871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o eat and drink God's judgment on oneself (11:27-2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o be divinely judged with physical sickness (11:30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o be divinely judged with physical death (11:30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Guidance Concerning Communion (11:17-34):<text:s text:c="1"/></text:span><text:span text:style-name="a889" text:class-names=""/></text:p>
          </draw:text-box>
          <svg:title/>
          <svg:desc/>
        </draw:frame>
        <draw:frame draw:id="id146" presentation:style-name="a910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he perversion (11:17-22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he pattern (11:23-25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purpose (11:26, 28): Any Lord's Table involves a threefold look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The penalty (11:27, 29-3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The profit (11:31-34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draw:page draw:name="Slide33" draw:style-name="a911" draw:master-page-name="Master1-Layout12-tx-Title-and-Text" presentation:presentation-page-layout-name="Master1-PPL12" draw:id="Slide-288">
        <draw:frame draw:id="id147" presentation:style-name="a915" draw:name="Title 1" svg:x="1.38in" svg:y="0.4in" svg:width="10.6in" svg:height="1.44965in" presentation:class="title" presentation:placeholder="false">
          <draw:text-box>
            <text:p text:style-name="a914" text:class-names="" text:cond-style-name=""><text:span text:style-name="a912" text:class-names=""><text:s text:c="1"/>The profit (11:31-34)<text:s text:c="1"/></text:span><text:span text:style-name="a913" text:class-names=""/></text:p>
          </draw:text-box>
          <svg:title/>
          <svg:desc/>
        </draw:frame>
        <draw:frame draw:id="id148" presentation:style-name="a925" draw:name="Text Placeholder 2" svg:x="1.38in" svg:y="2in" svg:width="9.4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<text:s text:c="1"/>It can be used for judging ourselves (11:31-32)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It can be used forgiving ourselves (11:33-34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</draw:page>
      <draw:page draw:name="Slide34" draw:style-name="a926" draw:master-page-name="Master1-Layout12-tx-Title-and-Text" presentation:presentation-page-layout-name="Master1-PPL12" draw:id="Slide-289">
        <draw:frame draw:id="id149" presentation:style-name="a930" draw:name="Title 1" svg:x="1.38in" svg:y="0.4in" svg:width="10.6in" svg:height="1.44965in" presentation:class="title" presentation:placeholder="false">
          <draw:text-box>
            <text:p text:style-name="a929" text:class-names="" text:cond-style-name=""><text:span text:style-name="a927" text:class-names="">Guidance Concerning Communion (11:17-34):<text:s text:c="1"/></text:span><text:span text:style-name="a928" text:class-names=""/></text:p>
          </draw:text-box>
          <svg:title/>
          <svg:desc/>
        </draw:frame>
        <draw:frame draw:id="id150" presentation:style-name="a949" draw:name="Text Placeholder 2" svg:x="1.38in" svg:y="2in" svg:width="9.4in" svg:height="4.75868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31" text:class-names=""><text:s text:c="1"/>The perversion (11:17-22)<text:s text:c="1"/>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<text:s text:c="1"/>The pattern (11:23-25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purpose (11:26, 28): Any Lord's Table involves a threefold look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penalty (11:27, 29-30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profit (11:31-34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5" draw:style-name="a950" draw:master-page-name="Master1-Layout12-tx-Title-and-Text" presentation:presentation-page-layout-name="Master1-PPL12" draw:id="Slide-290">
        <draw:frame draw:id="id151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1 Corinthians 11<text:s text:c="1"/></text:span><text:span text:style-name="a952" text:class-names=""/></text:p>
          </draw:text-box>
          <svg:title/>
          <svg:desc/>
        </draw:frame>
        <draw:frame draw:id="id152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GUIDANCE CONCERNING CLOTHING (11:1-16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Guidance Concerning Communion (11:17-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1 </dc:title>
    <meta:initial-creator>David STRICKLAND</meta:initial-creator>
    <dc:creator>David STRICKLAND</dc:creator>
    <meta:creation-date>2020-02-23T23:08:06Z</meta:creation-date>
    <dc:date>2020-02-23T23:08:07Z</dc:date>
    <meta:template xlink:href="BibleStudy" xlink:type="simple"/>
    <meta:editing-cycles>1</meta:editing-cycles>
    <meta:editing-duration>PT0S</meta:editing-duration>
    <meta:document-statistic meta:paragraph-count="113" meta:word-count="1015"/>
  </office:meta>
</office:document-meta>
</file>